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66pt" style:font-size-asian="66pt" style:font-size-complex="66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URW Chancery L" fo:font-size="16pt" style:font-size-asian="16pt" style:font-size-complex="16pt"/>
    </style:style>
    <style:style style:name="P11" style:family="paragraph" style:parent-style-name="Standard">
      <style:paragraph-properties fo:text-align="start" style:justify-single-word="fals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Horizontal_20_Lin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center" style:justify-single-word="false"/>
      <style:text-properties style:font-name="URW Chancery L" fo:font-size="16pt" style:font-size-asian="16pt" style:font-size-complex="16pt"/>
    </style:style>
    <style:style style:name="P17" style:family="paragraph" style:parent-style-name="Standard">
      <style:paragraph-properties fo:text-align="start" style:justify-single-word="fals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4c4c4c" style:font-name="Monospace"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4c4c4c" style:font-name="Monospace"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Horizontal_20_Line">
      <style:text-properties style:font-name="Arial" fo:font-size="12pt" fo:font-style="normal" fo:font-weight="bold"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T GFX 3</text:p>
      <text:p text:style-name="P2">user manual 0.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1.Introduction</text:p>
      <text:p text:style-name="P5"/>
      <text:p text:style-name="P7">This library is written not for fun nor for any other purpose other than quick development. So, also the user manual tries to follow the main philosophy behind this framework.</text:p>
      <text:p text:style-name="P7"/>
      <text:p text:style-name="P7">One of the most important tips you should never forget while coding with this lib is <text:span text:style-name="T1">be lazy</text:span><text:span text:style-name="T2">. You shouldn't find yourself doing so much work for doing a small (or) repetitive job. Maybe you're doing some mistakes somewhere. You should looking over standard classes and maybe consider deriving some of them.</text:span></text:p>
      <text:p text:style-name="P9"/>
      <text:p text:style-name="P7"><text:span text:style-name="T2">One other thing you should keep in mind is: this lib is built with many </text:span><text:span text:style-name="T1">conventions</text:span><text:span text:style-name="T2"> in mind. If you keep them in mind, you should have no problems in fast coding. In the other case, you'll better change framework.</text:span></text:p>
      <text:p text:style-name="P9"/>
      <text:p text:style-name="P9">For now, that's all folks! Let's so exploring the standard website structure of a GFX installation.</text:p>
      <text:p text:style-name="P9"/>
      <text:p text:style-name="P4">2.Structure overview</text:p>
      <text:p text:style-name="P8">Here we go. If you unzip your downloaded gfx source, you'll find a very top “index.php” file and some subfolders. You'll preferably place your sources here (and down here if needed).</text:p>
      <text:p text:style-name="P8"/>
      <text:p text:style-name="P8">Root folder:</text:p>
      <text:p text:style-name="P8"><text:span text:style-name="T4">/</text:span> → root folder of your website. Here goes your source.</text:p>
      <text:p text:style-name="P6">/gfx3<text:span text:style-name="T3"> → contains all the files for this lib</text:span></text:p>
      <text:p text:style-name="P6">/gfx3/src → <text:span text:style-name="T3">contains the actual </text:span></text:p>
      <text:p text:style-name="P6">/gfx3/cache<text:span text:style-name="T3"> → contains various cache files. Erase regularly in case of database changes. </text:span></text:p>
      <text:p text:style-name="P6">/gfx3/docs<text:span text:style-name="T3"> → contains this manual</text:span></text:p>
      <text:p text:style-name="P6">/template<text:span text:style-name="T3"> → contains all your template files for this web site (see Templates chapter)</text:span></text:p>
      <text:p text:style-name="P6">/utils<text:span text:style-name="T3"> → some utility tools you can use to develop faster.</text:span></text:p>
      <text:p text:style-name="P8"/>
      <text:p text:style-name="P8">So, if you're ready, let's build a simple Hello World!</text:p>
      <text:p text:style-name="P8"/>
      <text:p text:style-name="P8">Here is a smal but complete list of all core modules:</text:p>
      <text:p text:style-name="P8">EMain<text:tab/><text:tab/>→ used as a total root manager of the application</text:p>
      <text:p text:style-name="P8">EDatabase<text:tab/>→ used to handle every db request directly</text:p>
      <text:p text:style-name="P8">EData <text:tab/>→ a wrapper around db tables that aims to autogenerate queries</text:p>
      <text:p text:style-name="P8">ELog<text:tab/><text:tab/>→ a module that take care about errors, warnings </text:p>
      <text:p text:style-name="P8">EUser<text:tab/><text:tab/>→ a module that take care of user management</text:p>
      <text:p text:style-name="P8"/>
      <text:p text:style-name="P4">3.Hello World</text:p>
      <text:p text:style-name="P8">In this example we will use every part of the library in its very basic use.</text:p>
      <text:p text:style-name="P8">Let's starting creating our first file: index.php under the root of our website.</text:p>
      <text:p text:style-name="P23"/>
      <text:p text:style-name="P8">File:<text:span text:style-name="T1"> /index.php</text:span></text:p>
      <text:p text:style-name="P14"/>
      <text:p text:style-name="P21">&lt;?php</text:p>
      <text:p text:style-name="P21">include(“gfx3/lib.php”); //including gfx3 library</text:p>
      <text:p text:style-name="P21">$main = <text:span text:style-name="T1">new</text:span> Emain(); //creating <text:span text:style-name="T1">$main</text:span> singleton</text:p>
      <text:p text:style-name="P21">?&gt;</text:p>
      <text:p text:style-name="P12"/>
      <text:p text:style-name="P8"><text:soft-page-break/>Notice that the basic file using GFX3 should <text:span text:style-name="T1">always</text:span> start with a declaration of $main. I'm not speaking generically. $main must be declared as an EMain object. This is needed by the engine in order to optimize some actions like many database queries on the same db object. The next step is understanding how EStructure works.</text:p>
      <text:p text:style-name="P8"/>
      <text:p text:style-name="P8">In first step EStructure takes a template stored under the <text:span text:style-name="T4">/template</text:span> in .html format and exposes it's structure to our modifications. Let's define an example <text:s/>template:</text:p>
      <text:p text:style-name="P8"/>
      <text:p text:style-name="P23"/>
      <text:p text:style-name="P8">File:<text:span text:style-name="T1"> /template/home.html</text:span></text:p>
      <text:p text:style-name="P14"/>
      <text:p text:style-name="P21">&lt;html&gt;</text:p>
      <text:p text:style-name="P21"><text:tab/>&lt;head&gt;&lt;title&gt;&lt;!--^--title--^--&gt;&lt;/title&gt;&lt;/head&gt;</text:p>
      <text:p text:style-name="P21"><text:tab/>&lt;body&gt;</text:p>
      <text:p text:style-name="P21"><text:tab/>Welcome to our website! Today is a shiny day!</text:p>
      <text:p text:style-name="P21"><text:tab/>&lt;!--^--content--^--&gt;</text:p>
      <text:p text:style-name="P21"><text:tab/>&lt;/hr&gt;</text:p>
      <text:p text:style-name="P21"><text:tab/>&lt;!--^--footer--^--&gt;</text:p>
      <text:p text:style-name="P21"><text:tab/>&lt;/body&gt;</text:p>
      <text:p text:style-name="P21">&lt;/html&gt;</text:p>
      <text:p text:style-name="P12"/>
      <text:p text:style-name="P8">This is the starting point of your website: a working template. Now we can modify this one in order to build our webpage.</text:p>
      <text:p text:style-name="P8">We can observe that inside other html elements are present strange comments like:</text:p>
      <text:p text:style-name="P21">&lt;!--^--title--^--&gt;</text:p>
      <text:p text:style-name="P21">&lt;!--^--content--^--&gt;</text:p>
      <text:p text:style-name="P21">&lt;!--^--footer--^--&gt;</text:p>
      <text:p text:style-name="P11"/>
      <text:p text:style-name="P8">Those are called <text:span text:style-name="T1">zones</text:span>. Every zone is a... zone in which you can put whatever you want. There are mainly 2 methods to load content: inline and module.</text:p>
      <text:p text:style-name="P8"/>
      <text:p text:style-name="P8">With modules:</text:p>
      <text:p text:style-name="P8">If in the same folder as the template resides is a present with the same name as the zone then the module will automatically loaded into the template.</text:p>
      <text:p text:style-name="P8"/>
      <text:p text:style-name="P8">So let's define 2 more files:</text:p>
      <text:p text:style-name="P23"/>
      <text:p text:style-name="P8">File:<text:span text:style-name="T1"> /template/title.php</text:span></text:p>
      <text:p text:style-name="P14"/>
      <text:p text:style-name="P21">&lt;?php</text:p>
      <text:p text:style-name="P21">echo “Trololo Inc.”;</text:p>
      <text:p text:style-name="P21">?&gt;</text:p>
      <text:p text:style-name="P12"/>
      <text:p text:style-name="P8">File:<text:span text:style-name="T1"> /template/footer.php</text:span></text:p>
      <text:p text:style-name="P14"/>
      <text:p text:style-name="P21">&lt;?php</text:p>
      <text:p text:style-name="P21">echo “Today is the “.date(“d”).”.”;</text:p>
      <text:p text:style-name="P21">?&gt;</text:p>
      <text:p text:style-name="P12"><text:soft-page-break/></text:p>
      <text:p text:style-name="P8">And modify index.php as this, also adding some dynamic inline code insertion:</text:p>
      <text:p text:style-name="P23"/>
      <text:p text:style-name="P8">File:<text:span text:style-name="T1"> /template/index.php</text:span></text:p>
      <text:p text:style-name="P14"/>
      <text:p text:style-name="P21">&lt;?php</text:p>
      <text:p text:style-name="P21">include(“gfx3/lib.php”);</text:p>
      <text:p text:style-name="P21">$main = EMain();</text:p>
      <text:p text:style-name="P21">$temp = EStructure(“home”);</text:p>
      <text:p text:style-name="P21">/* this will load home.html and automatically load title.php and footer.php */</text:p>
      <text:p text:style-name="P21"/>
      <text:p text:style-name="P21">$temp-&gt;code();</text:p>
      <text:p text:style-name="P21"><text:tab/>echo “Gfx is the new way of eating!”;</text:p>
      <text:p text:style-name="P21">$temp-&gt;insert(“content”);</text:p>
      <text:p text:style-name="P21">/* inline code insertion into a zone */</text:p>
      <text:p text:style-name="P21">?&gt;</text:p>
      <text:p text:style-name="P12"/>
      <text:p text:style-name="P8">This will generate this webpage:</text:p>
      <text:p text:style-name="P8"/>
      <text:p text:style-name="P21">&lt;html&gt;</text:p>
      <text:p text:style-name="P21"><text:tab/>&lt;head&gt;&lt;title&gt;Trololo Inc.&lt;/title&gt;&lt;/head&gt;</text:p>
      <text:p text:style-name="P21"><text:tab/>&lt;body&gt;</text:p>
      <text:p text:style-name="P21"><text:tab/>Welcome to our website! Today is a shiny day!</text:p>
      <text:p text:style-name="P21"><text:tab/>Gfx is the new way of eating!</text:p>
      <text:p text:style-name="P21"><text:tab/>&lt;!--^--content--^--&gt;</text:p>
      <text:p text:style-name="P21"><text:tab/>&lt;/hr&gt;</text:p>
      <text:p text:style-name="P21"><text:tab/>Today is the 21.</text:p>
      <text:p text:style-name="P21"><text:tab/>&lt;/body&gt;</text:p>
      <text:p text:style-name="P21">&lt;/html&gt;</text:p>
      <text:p text:style-name="P11"/>
      <text:p text:style-name="P8">So, now that you have basically understood how the template engine works, it's time to see how other core functionality works.</text:p>
      <text:p text:style-name="P8"/>
      <text:p text:style-name="P4">3.Users</text:p>
      <text:p text:style-name="P8">Of course GFX3 provides a handy way to manage users. The user module is called EUser and it's most of the time sufficient to instantiate it like this, in pages we want to have a full user management:</text:p>
      <text:p text:style-name="P8"/>
      <text:p text:style-name="P21">$user = new EUser();</text:p>
      <text:p text:style-name="P11"/>
      <text:p text:style-name="P8">This will automatically checks if there are cookies, if those are valid data, and in a positive case, it will perform login, checks the user group and prepare $user object with all the data we need to use.</text:p>
      <text:p text:style-name="P8"/>
      <text:p text:style-name="P21">$user-&gt;login(string $nick, string $pass);</text:p>
      <text:p text:style-name="P6">This performs a correct login using $nick and $pass as nickname and password.</text:p>
      <text:p text:style-name="P8"/>
      <text:p text:style-name="P21"><text:soft-page-break/>$user-&gt;logout();</text:p>
      <text:p text:style-name="P6">Execute a complete logout. </text:p>
      <text:p text:style-name="P11"/>
      <text:p text:style-name="P21">$user-&gt;gdeny(string $group);</text:p>
      <text:p text:style-name="P6">Deny acces to the webpage to a user belonging to a $group.</text:p>
      <text:p text:style-name="P11"/>
      <text:p text:style-name="P21">$user-&gt;gallow(string $group);</text:p>
      <text:p text:style-name="P6">Allow acces to the webpage to a user belonging to a $group.</text:p>
      <text:p text:style-name="P8"/>
      <text:p text:style-name="P21">$user-&gt;belongs_to_group(string $group);</text:p>
      <text:p text:style-name="P6">Returns a true if the user belongs to $group. False otherwise.</text:p>
      <text:p text:style-name="P11"/>
      <text:p text:style-name="P21">$user-&gt;register(string $nick, string $pass, string $group);</text:p>
      <text:p text:style-name="P6">Tries to register a new user.</text:p>
      <text:p text:style-name="P6"/>
      <text:p text:style-name="P8">Various getters are also available.</text:p>
      <text:p text:style-name="P8"/>
      <text:p text:style-name="P8">In order to work, EUser needs a database table with this asset:</text:p>
      <text:p text:style-name="P8"/>
      <text:p text:style-name="P11">CREATE TABLE `utenti` (</text:p>
      <text:p text:style-name="P11"><text:s text:c="2"/>`id` int(7) unsigned NOT NULL AUTO_INCREMENT,</text:p>
      <text:p text:style-name="P11"><text:s text:c="2"/>`nick` text NOT NULL,</text:p>
      <text:p text:style-name="P11"><text:s text:c="2"/>`pass` varchar(255) NOT NULL,</text:p>
      <text:p text:style-name="P11"><text:s text:c="2"/>`tgroup` text NOT NULL,</text:p>
      <text:p text:style-name="P11"><text:s text:c="2"/>`mail` text NOT NULL,</text:p>
      <text:p text:style-name="P11"><text:s text:c="2"/>PRIMARY KEY (`id`)</text:p>
      <text:p text:style-name="P11">) ENGINE=Inno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7T16:56:12</meta:creation-date>
    <dc:date>2012-07-12T17:01:53</dc:date>
    <meta:editing-duration>PT4H13M26S</meta:editing-duration>
    <meta:editing-cycles>12</meta:editing-cycles>
    <meta:generator>LibreOffice/3.5$Linux_X86_64 LibreOffice_project/350m1$Build-2</meta:generator>
    <dc:creator>Claudio Desideri</dc:creator>
    <meta:document-statistic meta:table-count="0" meta:image-count="0" meta:object-count="0" meta:page-count="5" meta:paragraph-count="111" meta:word-count="926" meta:character-count="5504" meta:non-whitespace-character-count="4680"/>
  </office:meta>
</office:document-meta>
</file>